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585" officeooo:paragraph-rsid="0000d585"/>
    </style:style>
    <style:style style:name="P2" style:family="paragraph" style:parent-style-name="Standard">
      <style:text-properties officeooo:rsid="0000d585" officeooo:paragraph-rsid="0000d585" fo:background-color="#bce4e5"/>
    </style:style>
    <style:style style:name="P3" style:family="paragraph" style:parent-style-name="Standard">
      <style:text-properties officeooo:rsid="0000d585" officeooo:paragraph-rsid="00081494" fo:background-color="#bce4e5"/>
    </style:style>
    <style:style style:name="P4" style:family="paragraph" style:parent-style-name="Standard">
      <style:text-properties officeooo:rsid="00081494" officeooo:paragraph-rsid="00081494" fo:background-color="#bce4e5"/>
    </style:style>
    <style:style style:name="P5" style:family="paragraph" style:parent-style-name="Standard">
      <style:text-properties officeooo:rsid="0014bf81" officeooo:paragraph-rsid="0014bf81" fo:background-color="#bce4e5"/>
    </style:style>
    <style:style style:name="P6" style:family="paragraph" style:parent-style-name="Standard" style:list-style-name="L1">
      <style:text-properties officeooo:rsid="0000d585" officeooo:paragraph-rsid="0000d585" fo:background-color="#bce4e5"/>
    </style:style>
    <style:style style:name="P7" style:family="paragraph" style:parent-style-name="Standard" style:list-style-name="L1">
      <style:text-properties officeooo:rsid="0000d585" officeooo:paragraph-rsid="00068415" fo:background-color="#bce4e5"/>
    </style:style>
    <style:style style:name="P8" style:family="paragraph" style:parent-style-name="Standard" style:list-style-name="L1">
      <style:text-properties officeooo:rsid="0014bf81" officeooo:paragraph-rsid="0014bf81" fo:background-color="#bce4e5"/>
    </style:style>
    <style:style style:name="P9" style:family="paragraph" style:parent-style-name="Standard" style:list-style-name="L1">
      <style:text-properties officeooo:rsid="0014bf81" officeooo:paragraph-rsid="001594ec" fo:background-color="#bce4e5"/>
    </style:style>
    <style:style style:name="P10" style:family="paragraph" style:parent-style-name="Standard" style:list-style-name="L1">
      <style:text-properties officeooo:rsid="0000d585" officeooo:paragraph-rsid="0000d585"/>
    </style:style>
    <style:style style:name="P11" style:family="paragraph" style:parent-style-name="Standard" style:list-style-name="L1">
      <style:text-properties officeooo:rsid="0000d585" officeooo:paragraph-rsid="0000d585" fo:background-color="#dfcce4"/>
    </style:style>
    <style:style style:name="P12" style:family="paragraph" style:parent-style-name="Standard" style:list-style-name="L1">
      <style:text-properties officeooo:rsid="0016c5ce" officeooo:paragraph-rsid="0016c5ce" fo:background-color="#dfcce4"/>
    </style:style>
    <style:style style:name="P13" style:family="paragraph" style:parent-style-name="Standard" style:list-style-name="L1">
      <style:text-properties officeooo:rsid="00189f50" officeooo:paragraph-rsid="00189f50" fo:background-color="#dfcce4"/>
    </style:style>
    <style:style style:name="T1" style:family="text">
      <style:text-properties officeooo:rsid="00068415"/>
    </style:style>
    <style:style style:name="T2" style:family="text">
      <style:text-properties officeooo:rsid="00081494"/>
    </style:style>
    <style:style style:name="T3" style:family="text">
      <style:text-properties officeooo:rsid="0014c99c"/>
    </style:style>
    <style:style style:name="T4" style:family="text">
      <style:text-properties officeooo:rsid="001594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the original findCorrection.py:</text:p>
      <text:p text:style-name="P3">Total change required: </text:p>
      <text:p text:style-name="P3"><text:span text:style-name="T2">Using Marabou: </text:span>0.0010681152343750054</text:p>
      <text:p text:style-name="P4">Using Gurobi: 0.011427369411389228</text:p>
      <text:p text:style-name="P4">&lt;gurobi.Var epsilon_max (value 0.004945068574398115)&gt;</text:p>
      <text:p text:style-name="P4">&lt;gurobi.Var epsilon_max_2 (value 0.00500577363674311)&gt;</text:p>
      <text:p text:style-name="P5">No. of modifications: <text:span text:style-name="T3">24</text:span></text:p>
      <text:p text:style-name="P2"/>
      <text:p text:style-name="P2">Using the modified findCorrection.py:</text:p>
      <text:p text:style-name="P3">Total change required: </text:p>
      <text:p text:style-name="P3"><text:span text:style-name="T2">Using Marabou: </text:span>7.62939453125e-05</text:p>
      <text:p text:style-name="P2"><text:span text:style-name="T2">Using Gurobi: </text:span>0.011427368161783108</text:p>
      <text:p text:style-name="P2">&lt;gurobi.Var epsilon_max (value 0.0018969362548197086)&gt;</text:p>
      <text:p text:style-name="P2">&lt;gurobi.Var epsilon_max_2 (value 0.0056908069844834)&gt;</text:p>
      <text:p text:style-name="P5">No. of modifications: 6</text:p>
      <text:p text:style-name="P1"/>
      <text:p text:style-name="P1">Using Gurobi and all layer modification Technique:</text:p>
      <text:list xml:id="list2272023822" text:style-name="L1">
        <text:list-item>
          <text:p text:style-name="P6">When only Output[0] constraint is used:</text:p>
          <text:p text:style-name="P6">Total change required: 0.005684874045007348<text:line-break/>&lt;gurobi.Var epsilon_max (value 0.0018969331706349256)&gt;</text:p>
          <text:p text:style-name="P6">&lt;gurobi.Var epsilon_max_2 (value 0.00569065731773645)&gt;</text:p>
          <text:p text:style-name="P8">No. of modifications: 3</text:p>
          <text:p text:style-name="P10"/>
        </text:list-item>
        <text:list-item>
          <text:p text:style-name="P11">When both Output[0] and Output[1] constraints are used:</text:p>
          <text:p text:style-name="P11">Total change required: </text:p>
          <text:p text:style-name="P12"/>
          <text:p text:style-name="P12">Times taken respectively: <text:s/>0.36606907844543457 0.0010161399841308594 0.014604806900024414 4.76837158203125e-07 3554.6472747325897</text:p>
          <text:p text:style-name="P12">Query has: <text:s/>1 <text:s/>objectives.</text:p>
          <text:p text:style-name="P12">&lt;gurobi.Var epsilon_max (value 0.002834220978106483)&gt;</text:p>
          <text:p text:style-name="P12">&lt;gurobi.Var epsilon_max_2 (value 0.010793281286506628)&gt;</text:p>
          <text:p text:style-name="P12">Effective change was: <text:s/>0.010795431104546676</text:p>
          <text:p text:style-name="P12"/>
          <text:p text:style-name="P12">Times taken respectively: <text:s/>0.4282066822052002 0.0009679794311523438 0.014817237854003906 4.76837158203125e-07 3378.290253639221</text:p>
          <text:p text:style-name="P12">Query has: <text:s/>1 <text:s/>objectives.</text:p>
          <text:p text:style-name="P12">&lt;gurobi.Var epsilon_max (value 0.002834220978106483)&gt;</text:p>
          <text:p text:style-name="P12">&lt;gurobi.Var epsilon_max_2 (value 0.010793281286506628)&gt;</text:p>
          <text:p text:style-name="P13">In layers: 0, 1, 4, 6</text:p>
          <text:p text:style-name="P12">Effective change was: <text:s/>0.010795431104546676</text:p>
          <text:p text:style-name="P12">The number of weights changed were: <text:s/>11</text:p>
          <text:p text:style-name="P10"/>
        </text:list-item>
        <text:list-item>
          <text:p text:style-name="P7">When only Output[<text:span text:style-name="T1">1</text:span>] constraint is used:</text:p>
          <text:p text:style-name="P7">Total change required: 0.006415940306587758</text:p>
          <text:p text:style-name="P9">No. of modifications: <text:span text:style-name="T4">4</text:span>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10:50:17.235124326</meta:creation-date>
    <dc:date>2022-05-27T10:32:30.210014000</dc:date>
    <meta:editing-duration>PT2H39M14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168" meta:character-count="1640" meta:non-whitespace-character-count="1499"/>
  </office:meta>
</office:document-meta>
</file>